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7.657cm" svg:y="0cm">
            <draw:object draw:notify-on-update-of-ranges="Foglio1.A1:Foglio1.A6 Foglio1.B1:Foglio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485cm" svg:height="4.773cm" svg:x="21.817cm" svg:y="0.664cm">
            <draw:object draw:notify-on-update-of-ranges="Foglio1.C1:Foglio1.C6 Foglio1.B1:Foglio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79.029" calcext:value-type="float">
            <text:p>279.029</text:p>
          </table:table-cell>
          <table:table-cell office:value-type="float" office:value="0.000921472" calcext:value-type="float">
            <text:p>0.000921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0917793" calcext:value-type="float">
            <text:p>0.000917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.16" calcext:value-type="float">
            <text:p>298.16</text:p>
          </table:table-cell>
          <table:table-cell office:value-type="float" office:value="0.000924234" calcext:value-type="float">
            <text:p>0.0009242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8.281" calcext:value-type="float">
            <text:p>308.281</text:p>
          </table:table-cell>
          <table:table-cell office:value-type="float" office:value="0.000906898" calcext:value-type="float">
            <text:p>0.0009068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7.665" calcext:value-type="float">
            <text:p>317.665</text:p>
          </table:table-cell>
          <table:table-cell office:value-type="float" office:value="0.000897463" calcext:value-type="float">
            <text:p>0.0008974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.255" calcext:value-type="float">
            <text:p>327.255</text:p>
          </table:table-cell>
          <table:table-cell office:value-type="float" office:value="0.000911533" calcext:value-type="float">
            <text:p>0.000911533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earson</text:p>
          </table:table-cell>
          <table:table-cell table:number-columns-repeated="2"/>
        </table:table-row>
        <table:table-row table:style-name="ro1">
          <table:table-cell table:formula="of:=PEARSON([.A1:.A6];[.B1:.B6])" office:value-type="float" office:value="-0.687227919953305" calcext:value-type="float">
            <text:p>-0.687227919953305</text:p>
          </table:table-cell>
          <table:table-cell table:formula="of:=[.A10]*2/SQRT(1-[.A10]^2)" office:value-type="float" office:value="-1.89203830680199" calcext:value-type="float">
            <text:p>-1.89203830680199</text:p>
          </table:table-cell>
          <table:table-cell/>
        </table:table-row>
        <table:table-row table:style-name="ro1">
          <table:table-cell table:formula="of:=PEARSON([.C1:.C6];[.B1:.B6])" office:value-type="float" office:value="-0.683336944737222" calcext:value-type="float">
            <text:p>-0.683336944737222</text:p>
          </table:table-cell>
          <table:table-cell table:formula="of:=[.A11]*2/SQRT(1-[.A11]^2)" office:value-type="float" office:value="-1.87189149402842" calcext:value-type="float">
            <text:p>-1.8718914940284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i devi due birre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1:20:50.04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00:04:07.983000000</meta:creation-date>
    <dc:date>2020-06-13T11:26:59.904000000</dc:date>
    <meta:editing-duration>PT15M55S</meta:editing-duration>
    <meta:editing-cycles>3</meta:editing-cycles>
    <meta:generator>LibreOffice/6.4.4.2$Windows_X86_64 LibreOffice_project/3d775be2011f3886db32dfd395a6a6d1ca2630ff</meta:generator>
    <meta:document-statistic meta:table-count="1" meta:cell-count="2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4cm" svg:y="3.952cm" style:legend-expansion="high" chart:style-name="ch2"/>
        <chart:plot-area chart:style-name="ch3" table:cell-range-address="Foglio1.A1:Foglio1.B6" svg:x="0.32cm" svg:y="0.18cm" svg:width="11cm" svg:height="8.64cm">
          <chartooo:coordinate-region svg:x="1.973cm" svg:y="0.379cm" svg:width="9.0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1:Foglio1.B6" chart:class="chart:scatter">
            <chart:domain table:cell-range-address="Foglio1.A1:Foglio1.A6"/>
            <chart:regression-curve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.029">
                <text:p>279.029</text:p>
                <draw:g>
                  <svg:desc>Foglio1.A1:Foglio1.A6</svg:desc>
                </draw:g>
              </table:table-cell>
              <table:table-cell office:value-type="float" office:value="0.000921472">
                <text:p>0.000921472</text:p>
                <draw:g>
                  <svg:desc>Foglio1.B1:Foglio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.768">
                <text:p>288.768</text:p>
              </table:table-cell>
              <table:table-cell office:value-type="float" office:value="0.000917793">
                <text:p>0.000917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.16">
                <text:p>298.16</text:p>
              </table:table-cell>
              <table:table-cell office:value-type="float" office:value="0.000924234">
                <text:p>0.000924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.281">
                <text:p>308.281</text:p>
              </table:table-cell>
              <table:table-cell office:value-type="float" office:value="0.000906898">
                <text:p>0.000906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.665">
                <text:p>317.665</text:p>
              </table:table-cell>
              <table:table-cell office:value-type="float" office:value="0.000897463">
                <text:p>0.000897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.255">
                <text:p>327.255</text:p>
              </table:table-cell>
              <table:table-cell office:value-type="float" office:value="0.000911533">
                <text:p>0.000911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86cm" svg:height="4.774cm" xlink:href=".." xlink:type="simple" chart:class="chart:scatter" chart:column-mapping="1 0" chart:style-name="ch1">
        <chart:legend chart:legend-position="end" svg:x="5.343cm" svg:y="1.64cm" style:legend-expansion="high" chart:style-name="ch2"/>
        <chart:plot-area chart:style-name="ch3" table:cell-range-address="Foglio1.B1:Foglio1.C6" svg:x="0.169cm" svg:y="0.095cm" svg:width="5.005cm" svg:height="4.584cm">
          <chartooo:coordinate-region svg:x="1.637cm" svg:y="0.294cm" svg:width="3.443cm" svg:height="3.7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1:Foglio1.B6" chart:class="chart:scatter">
            <chart:domain table:cell-range-address="Foglio1.C1:Foglio1.C6"/>
            <chart:regression-curve chart:style-name="ch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C1:Foglio1.C6</svg:desc>
                </draw:g>
              </table:table-cell>
              <table:table-cell office:value-type="float" office:value="0.000921472">
                <text:p>0.000921472</text:p>
                <draw:g>
                  <svg:desc>Foglio1.B1:Foglio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917793">
                <text:p>0.000917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924234">
                <text:p>0.000924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906898">
                <text:p>0.000906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897463">
                <text:p>0.000897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911533">
                <text:p>0.0009115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